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text-position="0% 100%"/>
    </style:style>
    <style:style style:name="P2" style:family="paragraph" style:parent-style-name="Standard">
      <style:text-properties style:text-position="0% 100%"/>
    </style:style>
    <style:style style:name="T1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no: Michal Korbela </text:p>
      <text:p text:style-name="Standard">trieda: sexta </text:p>
      <text:p text:style-name="Standard">škola: Gymnázium J.J. Bánovce </text:p>
      <text:p text:style-name="Standard">úloha č.5</text:p>
      <text:p text:style-name="Standard"/>
      <text:p text:style-name="Standard"/>
      <text:p text:style-name="Standard">Najskôr som rozmýšľal použiť metódu <text:s/>brute-force – rekurzívne všetky možnosti prehľadať.</text:p>
      <text:p text:style-name="Standard">Avšak n(počet čísel) 7 mi to vyhodilo za 2 sekundy</text:p>
      <text:p text:style-name="Standard">pre n=8 za 2 minúty a pre n=9 za 20 min a povedal som si, že keď to pôjde takto ďalej, tak to bude robiť aspoň 2 roky, a to nestihnem do deadlinu.</text:p>
      <text:p text:style-name="Standard"/>
      <text:p text:style-name="Standard">Preto som vymyslel osekaný brute-force.</text:p>
      <text:p text:style-name="Standard">Nájde všetky možnosti pre n, a pre n+1 zoberiem ako základ z nich len x možností, ktoré dávajú čo najväčší základ.</text:p>
      <text:p text:style-name="Standard"/>
      <text:p text:style-name="Standard">#include &lt;iostream&gt; </text:p>
      <text:p text:style-name="Standard">#include &lt;queue&gt; </text:p>
      <text:p text:style-name="Standard">#include &lt;vector&gt; </text:p>
      <text:p text:style-name="Standard">#include &lt;time.h&gt; </text:p>
      <text:p text:style-name="Standard">#include &lt;stdio.h&gt; </text:p>
      <text:p text:style-name="Standard"/>
      <text:p text:style-name="Standard">using namespace std; </text:p>
      <text:p text:style-name="Standard">vector&lt;priority_queue&lt;vector&lt;int&gt;,vector&lt;vector&lt;int&gt; &gt;,less&lt;vector&lt;int&gt; &gt; &gt; &gt; F; <text:tab/>//fronta, ktorá vracia najväčší vektor</text:p>
      <text:p text:style-name="Standard">int pocet=20000; <text:tab/><text:tab/><text:tab/>//počet koľko naj vektorov má odskúšať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t main(){ </text:p>
      <text:p text:style-name="Standard">F.resize(32); <text:tab/><text:tab/><text:tab/><text:tab/>//viac asi potrebovať nebudeme</text:p>
      <text:p text:style-name="Standard">vector&lt;int&gt; h; <text:tab/><text:tab/><text:tab/><text:tab/>//vytvoríme základ</text:p>
      <text:p text:style-name="Standard">h.push_back(3); <text:tab/><text:tab/><text:tab/>//prvý prvok tvorí vždy číslo, kam sa vieme dostať</text:p>
      <text:p text:style-name="Standard">h.push_back(1); <text:tab/><text:tab/><text:tab/>//2. a ďalší čísla – začíname s 1</text:p>
      <text:p text:style-name="Standard">F[1].push(h); </text:p>
      <text:p text:style-name="Standard"/>
      <text:p text:style-name="Standard"/>
      <text:p text:style-name="Standard"/>
      <text:p text:style-name="Standard">int n; </text:p>
      <text:p text:style-name="Standard">cin&gt;&gt;n; <text:tab/><text:tab/><text:tab/><text:tab/>//po koľko chceme vypísať čísla +1 čiže <text:s/>dávame 29</text:p>
      <text:p text:style-name="Standard">time_t rawtime; </text:p>
      <text:p text:style-name="Standard"><text:s text:c="2"/>struct tm * timeinfo; </text:p>
      <text:p text:style-name="Standard"/>
      <text:p text:style-name="Standard"><text:s text:c="2"/>time ( &amp;rawtime ); </text:p>
      <text:p text:style-name="Standard"><text:s text:c="2"/>timeinfo = localtime ( &amp;rawtime ); </text:p>
      <text:p text:style-name="Standard">cout&lt;&lt;asctime (timeinfo)&lt;&lt;endl; <text:tab/><text:tab/>//vypíšeme začiatok</text:p>
      <text:p text:style-name="Standard"/>
      <text:p text:style-name="Standard">for(int i=1; i&lt;=n; i++){ </text:p>
      <text:p text:style-name="Standard"/>
      <text:p text:style-name="Standard"/>
      <text:p text:style-name="Standard"><text:soft-page-break/><text:s/></text:p>
      <text:p text:style-name="Standard"/>
      <text:p text:style-name="Standard"/>
      <text:p text:style-name="Standard">int j=0; </text:p>
      <text:p text:style-name="Standard">while(j&lt;pocet &amp;&amp; F[i].size()&gt;0){ <text:tab/><text:tab/>//pokiaľ nieje fronta prázdna,alebo sme vyskúšali ešte menej ako pocet prvkov</text:p>
      <text:p text:style-name="Standard">vector&lt;int&gt;::iterator it,suce,it1,pos,sumx,konx,kon,c,a1,a2,a3; </text:p>
      <text:p text:style-name="Standard">vector&lt;int&gt;::iterator u; </text:p>
      <text:p text:style-name="Standard">vector&lt;int&gt; x,y; </text:p>
      <text:p text:style-name="Standard">x=F[i].top(); <text:tab/><text:tab/><text:tab/><text:tab/>//zoberieme najväčší vektor</text:p>
      <text:p text:style-name="Standard"/>
      <text:p text:style-name="Standard"/>
      <text:p text:style-name="Standard"/>
      <text:p text:style-name="Standard"/>
      <text:p text:style-name="Standard">y=x; </text:p>
      <text:p text:style-name="Standard"/>
      <text:p text:style-name="Standard"/>
      <text:p text:style-name="Standard">y.push_back(0); </text:p>
      <text:p text:style-name="Standard"/>
      <text:p text:style-name="Standard">sumx=x.begin(); <text:tab/><text:tab/><text:tab/>//nastavíme iteratory</text:p>
      <text:p text:style-name="Standard">konx=x.end()-1; </text:p>
      <text:p text:style-name="Standard">suce=y.begin(); </text:p>
      <text:p text:style-name="Standard">kon=y.end()-1; </text:p>
      <text:p text:style-name="Standard"/>
      <text:p text:style-name="Standard">int zac=*(kon-1),koni=(*suce); </text:p>
      <text:p text:style-name="Standard"/>
      <text:p text:style-name="Standard"/>
      <text:p text:style-name="Standard"/>
      <text:p text:style-name="Standard">for(int k=zac+1; k&lt;=koni+1; k++){ <text:tab/><text:tab/>//postupne skúšame všetky možné čísla – môžeme však len od najväčšieho čísla – menšie nemá význam, až po maximálnu hodnotu, kam sa vieme dostať</text:p>
      <text:p text:style-name="Standard">(*suce)=(*sumx); </text:p>
      <text:p text:style-name="Standard">(*kon)=k; </text:p>
      <text:p text:style-name="Standard"/>
      <text:p text:style-name="Standard">int ok=1; </text:p>
      <text:p text:style-name="Standard">do{ </text:p>
      <text:p text:style-name="Standard">ok=0; <text:tab/><text:tab/><text:tab/><text:tab/><text:tab/><text:tab/>//vypočítame maximum, kam sa vieme dostať</text:p>
      <text:p text:style-name="Standard">for(a1=y.begin()+1; a1&lt;y.end(); a1++){ </text:p>
      <text:p text:style-name="Standard">if((*a1)==(*suce)+1) {ok=1; (*suce)++;} </text:p>
      <text:p text:style-name="Standard"/>
      <text:p text:style-name="Standard">for(a2=y.begin()+1; a2&lt;y.end(); a2++){ </text:p>
      <text:p text:style-name="Standard">if((*a1+*a2)==(*suce)+1) {ok=1; (*suce)++;} </text:p>
      <text:p text:style-name="Standard"/>
      <text:p text:style-name="Standard">for(a3=y.begin()+1; a3&lt;y.end(); a3++){ </text:p>
      <text:p text:style-name="Standard">if((*a1+*a2+*a3)==(*suce)+1) {ok=1; (*suce)++;} </text:p>
      <text:p text:style-name="Standard">} </text:p>
      <text:p text:style-name="Standard">} </text:p>
      <text:p text:style-name="Standard">} </text:p>
      <text:p text:style-name="Standard"/>
      <text:p text:style-name="Standard"/>
      <text:p text:style-name="Standard">}while (ok==1); </text:p>
      <text:p text:style-name="Standard"/>
      <text:p text:style-name="Standard"/>
      <text:p text:style-name="Standard"><text:soft-page-break/>F[i+1].push(y); <text:tab/><text:tab/><text:tab/><text:tab/>//pridáme náš výsledok do fronty</text:p>
      <text:p text:style-name="Standard">} </text:p>
      <text:p text:style-name="Standard">F[i].pop(); <text:tab/><text:tab/><text:tab/><text:tab/><text:tab/>//a odstránime, ten ktorý sme skúšali</text:p>
      <text:p text:style-name="Standard">j++; </text:p>
      <text:p text:style-name="Standard">} </text:p>
      <text:p text:style-name="Standard">vector&lt;int&gt; sa; </text:p>
      <text:p text:style-name="Standard">sa=F[i+1].top(); <text:tab/><text:tab/><text:tab/>//vypíšeme najväčší vektor – tam kam sa vieme najviac dostať</text:p>
      <text:p text:style-name="Standard">vector&lt;int&gt;::iterator s; </text:p>
      <text:p text:style-name="Standard">for(s=sa.begin(); s&lt;sa.end(); s++) </text:p>
      <text:p text:style-name="Standard">cout&lt;&lt;(*s)&lt;&lt;" "; </text:p>
      <text:p text:style-name="Standard">cout&lt;&lt;endl; </text:p>
      <text:p text:style-name="Standard">} </text:p>
      <text:p text:style-name="Standard">time_t rawtime1; <text:tab/><text:tab/><text:tab/>//vypíšeme konečný čas</text:p>
      <text:p text:style-name="Standard"><text:s text:c="2"/>struct tm * timeinfo1; </text:p>
      <text:p text:style-name="Standard"><text:s text:c="2"/>time ( &amp;rawtime1 ); </text:p>
      <text:p text:style-name="Standard"><text:s text:c="2"/>timeinfo1 = localtime ( &amp;rawtime1 ); </text:p>
      <text:p text:style-name="Standard">cout&lt;&lt;asctime (timeinfo1)&lt;&lt;endl; </text:p>
      <text:p text:style-name="Standard"/>
      <text:p text:style-name="Standard">} </text:p>
      <text:p text:style-name="Standard"/>
      <text:p text:style-name="Standard"/>
      <text:p text:style-name="Standard">má to veľké zložitosti – čas O(3^n<text:span text:style-name="T1">)pre každé n od 1 až po 30.</text:span></text:p>
      <text:p text:style-name="P1"/>
      <text:p text:style-name="P1">pamäť to má tiež veľkú O(3^n) – aj keď v skutočnosti je oveľa menšia, pretože berieme len 20000 prvkov</text:p>
      <text:p text:style-name="P1"/>
      <text:p text:style-name="P1">pretože ak zoberieme max číslo, ktoré tam môžeme dať na koniec, tak to bude max 3*posledné číslo, takže pre n-té číslo to bude 3^n</text:p>
      <text:p text:style-name="P1"/>
      <text:p text:style-name="P1"/>
      <text:p text:style-name="P1">Pre pocet=10000 to bežalo 4 hod</text:p>
      <text:p text:style-name="P1">potom som to pustil pre pocet 20000, ale keď som k tomu ráno prišiel, tak som našiel proces zabitý, tak som z toho zobral aspoň po n=25 – iba to to dalo.</text:p>
      <text:p text:style-name="P1"/>
      <text:p text:style-name="P1">A dostal som skóre viac ako 758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sk" fo:country="SK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bell </meta:initial-creator>
    <meta:creation-date>2012-03-10T16:21:47</meta:creation-date>
    <dc:date>2012-03-12T22:34:02</dc:date>
    <dc:creator>kabell </dc:creator>
    <meta:editing-duration>PT13M25S</meta:editing-duration>
    <meta:editing-cycles>4</meta:editing-cycles>
    <meta:generator>LibreOffice/3.4$Unix LibreOffice_project/340m1$Build-402</meta:generator>
    <meta:document-statistic meta:table-count="0" meta:image-count="0" meta:object-count="0" meta:page-count="3" meta:paragraph-count="85" meta:word-count="451" meta:character-count="3209" meta:non-whitespace-character-count="2716"/>
  </office:meta>
</office:document-meta>
</file>